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Roman1" svg:font-family="'Nimbus Roman'" style:font-adornments="Bold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24122"/>
    </style:style>
    <style:style style:name="P2" style:family="paragraph" style:parent-style-name="Text_20_body" style:list-style-name="L1">
      <style:text-properties fo:language="fi" fo:country="FI" officeooo:rsid="00124122" officeooo:paragraph-rsid="00124122"/>
    </style:style>
    <style:style style:name="P3" style:family="paragraph" style:parent-style-name="Text_20_body" style:list-style-name="L2">
      <style:text-properties fo:language="fi" fo:country="FI" officeooo:rsid="00124122" officeooo:paragraph-rsid="001a3769"/>
    </style:style>
    <style:style style:name="P4" style:family="paragraph" style:parent-style-name="Text_20_body" style:list-style-name="L1">
      <style:text-properties fo:language="fi" fo:country="FI" officeooo:rsid="0014185e" officeooo:paragraph-rsid="0014185e"/>
    </style:style>
    <style:style style:name="P5" style:family="paragraph" style:parent-style-name="Text_20_body" style:list-style-name="L2">
      <style:text-properties fo:language="fi" fo:country="FI" officeooo:rsid="0014185e" officeooo:paragraph-rsid="001a3769"/>
    </style:style>
    <style:style style:name="P6" style:family="paragraph" style:parent-style-name="Text_20_body" style:list-style-name="L1">
      <style:text-properties fo:language="fi" fo:country="FI" officeooo:rsid="00159614" officeooo:paragraph-rsid="00159614"/>
    </style:style>
    <style:style style:name="P7" style:family="paragraph" style:parent-style-name="Text_20_body">
      <style:text-properties fo:language="fi" fo:country="FI" officeooo:rsid="00159614" officeooo:paragraph-rsid="00159614"/>
    </style:style>
    <style:style style:name="P8" style:family="paragraph" style:parent-style-name="Text_20_body" style:list-style-name="L2">
      <style:text-properties fo:language="fi" fo:country="FI" officeooo:rsid="00159614" officeooo:paragraph-rsid="001a3769"/>
    </style:style>
    <style:style style:name="P9" style:family="paragraph" style:parent-style-name="Text_20_body" style:list-style-name="L2">
      <style:text-properties style:text-line-through-style="solid" style:text-line-through-type="single" fo:language="fi" fo:country="FI" officeooo:rsid="0014185e" officeooo:paragraph-rsid="001a3769"/>
    </style:style>
    <style:style style:name="P10" style:family="paragraph" style:parent-style-name="Text_20_body" style:list-style-name="L2">
      <style:text-properties style:text-line-through-style="solid" style:text-line-through-type="single" fo:language="fi" fo:country="FI" officeooo:rsid="00159614" officeooo:paragraph-rsid="001a3769"/>
    </style:style>
    <style:style style:name="P11" style:family="paragraph" style:parent-style-name="Text_20_body">
      <style:text-properties style:text-line-through-style="solid" style:text-line-through-type="single" fo:language="fi" fo:country="FI" officeooo:rsid="0027709c" officeooo:paragraph-rsid="0028cdb2"/>
    </style:style>
    <style:style style:name="P12" style:family="paragraph" style:parent-style-name="Text_20_body" style:list-style-name="L3">
      <style:text-properties style:text-line-through-style="none" style:text-line-through-type="none" fo:language="fi" fo:country="FI" officeooo:rsid="0028cdb2" officeooo:paragraph-rsid="0028cdb2"/>
    </style:style>
    <style:style style:name="P13" style:family="paragraph" style:parent-style-name="Text_20_body">
      <style:text-properties style:text-line-through-style="none" style:text-line-through-type="none" fo:language="fi" fo:country="FI" officeooo:rsid="0028cdb2" officeooo:paragraph-rsid="0028cdb2"/>
    </style:style>
    <style:style style:name="P14" style:family="paragraph" style:parent-style-name="Text_20_body">
      <style:paragraph-properties fo:break-before="page"/>
      <style:text-properties fo:language="fi" fo:country="FI" officeooo:rsid="00186bba" officeooo:paragraph-rsid="00186bba"/>
    </style:style>
    <style:style style:name="P15" style:family="paragraph" style:parent-style-name="Heading_20_2">
      <style:text-properties officeooo:rsid="00124122" officeooo:paragraph-rsid="00124122"/>
    </style:style>
    <style:style style:name="T1" style:family="text">
      <style:text-properties fo:language="fi" fo:country="FI" officeooo:rsid="00124122"/>
    </style:style>
    <style:style style:name="T2" style:family="text">
      <style:text-properties fo:language="fi" fo:country="FI" officeooo:rsid="00159614"/>
    </style:style>
    <style:style style:name="T3" style:family="text">
      <style:text-properties officeooo:rsid="001a3769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style:text-line-through-style="none" style:text-line-through-type="none" officeooo:rsid="001a3769"/>
    </style:style>
    <style:style style:name="T6" style:family="text">
      <style:text-properties style:text-line-through-style="none" style:text-line-through-type="none" officeooo:rsid="001c9f35"/>
    </style:style>
    <style:style style:name="T7" style:family="text">
      <style:text-properties style:text-line-through-style="none" style:text-line-through-type="none" officeooo:rsid="001d00cb"/>
    </style:style>
    <style:style style:name="T8" style:family="text">
      <style:text-properties style:text-line-through-style="none" style:text-line-through-type="none" officeooo:rsid="001ef813"/>
    </style:style>
    <style:style style:name="T9" style:family="text">
      <style:text-properties style:text-line-through-style="none" style:text-line-through-type="none" officeooo:rsid="0020873f"/>
    </style:style>
    <style:style style:name="T10" style:family="text">
      <style:text-properties style:text-line-through-style="none" style:text-line-through-type="none" officeooo:rsid="0020b7a4"/>
    </style:style>
    <style:style style:name="T11" style:family="text">
      <style:text-properties style:text-line-through-style="none" style:text-line-through-type="none" officeooo:rsid="00239e85"/>
    </style:style>
    <style:style style:name="T12" style:family="text">
      <style:text-properties style:text-line-through-style="none" style:text-line-through-type="none" officeooo:rsid="0024ffb5"/>
    </style:style>
    <style:style style:name="T13" style:family="text">
      <style:text-properties style:text-line-through-style="none" style:text-line-through-type="none" officeooo:rsid="0027709c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2">Käsite-ehdokkaiden tunnistus</text:h>
      <text:p text:style-name="P1"><text:span text:style-name="T2">Tehtävänannosta löytyivät seuraavat käsitteet</text:span><text:span text:style-name="T1">:</text:span></text:p>
      <text:section text:style-name="Sect1" text:name="Section1">
        <text:list xml:id="list2936922428" text:style-name="L1">
          <text:list-item>
            <text:p text:style-name="P2">Vakuutus</text:p>
          </text:list-item>
          <text:list-item>
            <text:p text:style-name="P4"><text:span text:style-name="T3">A</text:span>siakas</text:p>
          </text:list-item>
          <text:list-item>
            <text:p text:style-name="P2"><text:span text:style-name="T3">Y</text:span>ritysasiakas</text:p>
          </text:list-item>
          <text:list-item>
            <text:p text:style-name="P2"><text:span text:style-name="T3">H</text:span>enkilöasiakas</text:p>
          </text:list-item>
          <text:list-item>
            <text:p text:style-name="P4"><text:span text:style-name="T3">H</text:span>enkivakuutus</text:p>
          </text:list-item>
          <text:list-item>
            <text:p text:style-name="P4"><text:span text:style-name="T3">K</text:span>otivakuutus</text:p>
          </text:list-item>
          <text:list-item>
            <text:p text:style-name="P4"><text:span text:style-name="T3">M</text:span>atkavakuutus</text:p>
          </text:list-item>
          <text:list-item>
            <text:p text:style-name="P4"><text:span text:style-name="T3">S</text:span>airausvakuutus</text:p>
          </text:list-item>
          <text:list-item>
            <text:p text:style-name="P4"><text:span text:style-name="T3">L</text:span>apsivakuutus</text:p>
          </text:list-item>
          <text:list-item>
            <text:p text:style-name="P4"><text:span text:style-name="T3">A</text:span>utovakuutus</text:p>
          </text:list-item>
          <text:list-item>
            <text:p text:style-name="P4"><text:span text:style-name="T3">T</text:span>apaturmavakuutus</text:p>
          </text:list-item>
          <text:list-item>
            <text:p text:style-name="P4"><text:span text:style-name="T3">O</text:span>ikeusturvavakuutus</text:p>
          </text:list-item>
          <text:list-item>
            <text:p text:style-name="P4"><text:span text:style-name="T3">E</text:span>läkevakuutus</text:p>
          </text:list-item>
          <text:list-item>
            <text:p text:style-name="P4"><text:span text:style-name="T3">T</text:span>austatiedot</text:p>
          </text:list-item>
          <text:list-item>
            <text:p text:style-name="P4"><text:span text:style-name="T3">V</text:span>akuutuspäätös</text:p>
          </text:list-item>
          <text:list-item>
            <text:p text:style-name="P4"><text:span text:style-name="T3">A</text:span>suinpaikka</text:p>
          </text:list-item>
          <text:list-item>
            <text:p text:style-name="P4"><text:span text:style-name="T3">T</text:span>ulotaso</text:p>
          </text:list-item>
          <text:list-item>
            <text:p text:style-name="P4"><text:span text:style-name="T3">T</text:span>yö</text:p>
          </text:list-item>
          <text:list-item>
            <text:p text:style-name="P4"><text:span text:style-name="T3">H</text:span>arrastus</text:p>
          </text:list-item>
          <text:list-item>
            <text:p text:style-name="P4"><text:span text:style-name="T3">V</text:span>akuutushistoria</text:p>
          </text:list-item>
          <text:list-item>
            <text:p text:style-name="P4"><text:span text:style-name="T3">K</text:span>orvaus</text:p>
          </text:list-item>
          <text:list-item>
            <text:p text:style-name="P4"><text:span text:style-name="T3">L</text:span>apsi</text:p>
          </text:list-item>
          <text:list-item>
            <text:p text:style-name="P4"><text:span text:style-name="T3">S</text:span>uku</text:p>
          </text:list-item>
          <text:list-item>
            <text:p text:style-name="P4"><text:span text:style-name="T3">A</text:span>llergia</text:p>
          </text:list-item>
          <text:list-item>
            <text:p text:style-name="P4"><text:span text:style-name="T3">S</text:span>airaus</text:p>
          </text:list-item>
          <text:list-item>
            <text:p text:style-name="P4"><text:span text:style-name="T3">H</text:span>inta</text:p>
          </text:list-item>
          <text:list-item>
            <text:p text:style-name="P4"><text:soft-page-break/><text:span text:style-name="T3">L</text:span>aji</text:p>
          </text:list-item>
          <text:list-item>
            <text:p text:style-name="P4"><text:span text:style-name="T3">R</text:span>iski</text:p>
          </text:list-item>
          <text:list-item>
            <text:p text:style-name="P4"><text:span text:style-name="T3">A</text:span>lennus</text:p>
          </text:list-item>
          <text:list-item>
            <text:p text:style-name="P4"><text:span text:style-name="T3">M</text:span>ututuntuma</text:p>
          </text:list-item>
          <text:list-item>
            <text:p text:style-name="P6"><text:span text:style-name="T3">R</text:span>aportti</text:p>
          </text:list-item>
          <text:list-item>
            <text:p text:style-name="P6"><text:span text:style-name="T3">V</text:span>akuutussopimus</text:p>
          </text:list-item>
          <text:list-item>
            <text:p text:style-name="P6"><text:span text:style-name="T3">V</text:span>akuutustyyppi</text:p>
          </text:list-item>
          <text:list-item>
            <text:p text:style-name="P6"><text:span text:style-name="T3">K</text:span>ysyntä</text:p>
          </text:list-item>
          <text:list-item>
            <text:p text:style-name="P6"><text:span text:style-name="T3">K</text:span>annattavuus</text:p>
          </text:list-item>
          <text:list-item>
            <text:p text:style-name="P6"><text:span text:style-name="T3">T</text:span>ulot</text:p>
          </text:list-item>
          <text:list-item>
            <text:p text:style-name="P6"><text:span text:style-name="T3">M</text:span>enot</text:p>
          </text:list-item>
          <text:list-item>
            <text:p text:style-name="P6"><text:span text:style-name="T3">S</text:span>airaus</text:p>
          </text:list-item>
          <text:list-item>
            <text:p text:style-name="P6"><text:span text:style-name="T3">A</text:span>mmatti</text:p>
          </text:list-item>
        </text:list>
        <text:p text:style-name="P7"/>
        <text:p text:style-name="P14">Tunnistetaan ongelma-alueelle oleelliset käsitteet:</text:p>
        <text:list xml:id="list3548113886" text:style-name="L2">
          <text:list-item>
            <text:p text:style-name="P3">Vakuutus</text:p>
          </text:list-item>
          <text:list-item>
            <text:p text:style-name="P5"><text:span text:style-name="T3">A</text:span>siakas</text:p>
          </text:list-item>
          <text:list-item>
            <text:p text:style-name="P3"><text:span text:style-name="T3">Y</text:span>ritysasiakas</text:p>
          </text:list-item>
          <text:list-item>
            <text:p text:style-name="P3"><text:span text:style-name="T3">H</text:span>enkilöasiakas</text:p>
          </text:list-item>
          <text:list-item>
            <text:p text:style-name="P9"><text:span text:style-name="T3">H</text:span>enkivakuutus<text:span text:style-name="T4"> – </text:span><text:span text:style-name="T5">Vain yksi monista vakuutustyypeistä, jotka tulevat myöhemmin tietueina vakuutustyyppi-tauluun.</text:span></text:p>
          </text:list-item>
          <text:list-item>
            <text:p text:style-name="P9"><text:span text:style-name="T3">K</text:span>otivakuutus<text:span text:style-name="T4"> – </text:span><text:span text:style-name="T5">Vain yksi monista vakuutustyypeistä, jotka tulevat myöhemmin tietueina vakuutustyyppi-tauluun.</text:span></text:p>
          </text:list-item>
          <text:list-item>
            <text:p text:style-name="P9"><text:span text:style-name="T3">M</text:span>atkavakuutus<text:span text:style-name="T4"> – </text:span><text:span text:style-name="T5">Vain yksi monista vakuutustyypeistä, jotka tulevat myöhemmin tietueina vakuutustyyppi-tauluun.</text:span></text:p>
          </text:list-item>
          <text:list-item>
            <text:p text:style-name="P9"><text:span text:style-name="T3">S</text:span>airausvakuutus<text:span text:style-name="T4"> – </text:span><text:span text:style-name="T5">Vain yksi monista vakuutustyypeistä, jotka tulevat myöhemmin tietueina vakuutustyyppi-tauluun.</text:span></text:p>
          </text:list-item>
          <text:list-item>
            <text:p text:style-name="P9"><text:span text:style-name="T3">L</text:span>apsivakuutus<text:span text:style-name="T4"> – </text:span><text:span text:style-name="T5">Vain yksi monista vakuutustyypeistä, jotka tulevat myöhemmin tietueina vakuutustyyppi-tauluun.</text:span></text:p>
          </text:list-item>
          <text:list-item>
            <text:p text:style-name="P9"><text:span text:style-name="T3">A</text:span>utovakuutus<text:span text:style-name="T4"> – </text:span><text:span text:style-name="T5">Vain yksi monista vakuutustyypeistä, jotka tulevat myöhemmin tietueina vakuutustyyppi-tauluun.</text:span></text:p>
          </text:list-item>
          <text:list-item>
            <text:p text:style-name="P9"><text:span text:style-name="T3">T</text:span>apaturmavakuutus<text:span text:style-name="T4"> – </text:span><text:span text:style-name="T5">Vain yksi monista vakuutustyypeistä, jotka tulevat myöhemmin tietueina vakuutustyyppi-tauluun.</text:span></text:p>
          </text:list-item>
          <text:list-item>
            <text:p text:style-name="P9"><text:span text:style-name="T3">O</text:span>ikeusturvavakuutus<text:span text:style-name="T4"> – </text:span><text:span text:style-name="T5">Vain yksi monista vakuutustyypeistä, jotka tulevat myöhemmin tietueina vakuutustyyppi-tauluun.</text:span></text:p>
          </text:list-item>
          <text:list-item>
            <text:p text:style-name="P9"><text:span text:style-name="T3">E</text:span>läkevakuutus<text:span text:style-name="T4"> – </text:span><text:span text:style-name="T5">Vain yksi monista vakuutustyypeistä, jotka tulevat myöhemmin tietueina vakuutustyyppi-tauluun.</text:span></text:p>
          </text:list-item>
          <text:list-item>
            <text:p text:style-name="P9"><text:span text:style-name="T3">T</text:span>austatiedot<text:span text:style-name="T4"> – </text:span><text:span text:style-name="T5">Taustatiedot selviävät asiakas-käsitteen attribuuteista, itsessään tämä ei ole ongelma-alueen </text:span><text:span text:style-name="T13">kannalta oleellinen </text:span><text:span text:style-name="T5">käsite.</text:span></text:p>
          </text:list-item>
          <text:list-item>
            <text:p text:style-name="P9"><text:span text:style-name="T3">V</text:span>akuutuspäätös<text:span text:style-name="T4"> </text:span><text:span text:style-name="T5">– Sisältyy vakuutukseen, ei ole itsenäinen käsite.</text:span></text:p>
          </text:list-item>
          <text:list-item>
            <text:p text:style-name="P9"><text:span text:style-name="T3">A</text:span>suinpaikka<text:span text:style-name="T4"> – </text:span><text:span text:style-name="T8">Henkilöa</text:span><text:span text:style-name="T5">siakkaan </text:span><text:span text:style-name="T13">mahdollinen </text:span><text:span text:style-name="T5">attribuutti.</text:span></text:p>
          </text:list-item>
          <text:list-item>
            <text:p text:style-name="P9"><text:span text:style-name="T3">T</text:span>ulotaso<text:span text:style-name="T4"> – </text:span><text:span text:style-name="T8">Henkilöa</text:span><text:span text:style-name="T6">siakkaan </text:span><text:span text:style-name="T13">mahdollinen </text:span><text:span text:style-name="T6">attribuutti.</text:span></text:p>
          </text:list-item>
          <text:list-item>
            <text:p text:style-name="P9"><text:span text:style-name="T3">T</text:span>yö<text:span text:style-name="T4"> – </text:span><text:span text:style-name="T8">Henkilöa</text:span><text:span text:style-name="T6">siakkaan </text:span><text:span text:style-name="T13">mahdollinen </text:span><text:span text:style-name="T6">attribuutti.</text:span></text:p>
          </text:list-item>
          <text:list-item>
            <text:p text:style-name="P9"><text:span text:style-name="T3">H</text:span>arrastus<text:span text:style-name="T4"> – </text:span><text:span text:style-name="T8">Henkilöas</text:span><text:span text:style-name="T6">iakkaan </text:span><text:span text:style-name="T13">mahdollinen </text:span><text:span text:style-name="T6">attribuutti.</text:span></text:p>
          </text:list-item>
          <text:list-item>
            <text:p text:style-name="P9"><text:span text:style-name="T3">V</text:span>akuutushistoria<text:span text:style-name="T4"> – </text:span><text:span text:style-name="T7">Selviää asiakkaaseen liittyvistä vakuutuksista, ei tarvita omana käsitteenään.</text:span></text:p>
          </text:list-item>
          <text:list-item>
            <text:p text:style-name="P5"><text:span text:style-name="T3">K</text:span>orvaus</text:p>
          </text:list-item>
          <text:list-item>
            <text:p text:style-name="P9"><text:soft-page-break/><text:span text:style-name="T3">L</text:span>apsi<text:span text:style-name="T4"> – </text:span><text:span text:style-name="T7">Sukulaissuhteet selviävät kyllä henkilöasiakkaiden välisistä viitteistä.</text:span></text:p>
          </text:list-item>
          <text:list-item>
            <text:p text:style-name="P9"><text:span text:style-name="T3">S</text:span>uku<text:span text:style-name="T4"> – </text:span><text:span text:style-name="T7">Sukulaissuhteet selviävät kyllä henkilöasiakkaiden välisistä viitteistä.</text:span></text:p>
          </text:list-item>
          <text:list-item>
            <text:p text:style-name="P9"><text:span text:style-name="T3">A</text:span>llergia<text:span text:style-name="T4"> – </text:span><text:span text:style-name="T8">Henkilöasiakkaan </text:span><text:span text:style-name="T13">mahdollinen </text:span><text:span text:style-name="T8">attribuutti.</text:span></text:p>
          </text:list-item>
          <text:list-item>
            <text:p text:style-name="P9"><text:span text:style-name="T3">S</text:span>airaus<text:span text:style-name="T4"> – </text:span><text:span text:style-name="T9">Henkilöasiakkaan </text:span><text:span text:style-name="T13">mahdollinen </text:span><text:span text:style-name="T9">attribuutti.</text:span></text:p>
          </text:list-item>
          <text:list-item>
            <text:p text:style-name="P9"><text:span text:style-name="T3">H</text:span>inta<text:span text:style-name="T4"> – </text:span><text:span text:style-name="T9">Vakuutuksen </text:span><text:span text:style-name="T13">mahdollinen </text:span><text:span text:style-name="T9">attribuutti.</text:span></text:p>
          </text:list-item>
          <text:list-item>
            <text:p text:style-name="P9"><text:span text:style-name="T3">L</text:span>aji<text:span text:style-name="T4"> – </text:span><text:span text:style-name="T9">Mahdolliset harrastuslajit ovat vain henkilöasiakkaan </text:span><text:span text:style-name="T13">mahdollisia </text:span><text:span text:style-name="T9">attribuutteja.</text:span></text:p>
          </text:list-item>
          <text:list-item>
            <text:p text:style-name="P9"><text:span text:style-name="T3">R</text:span>iski<text:span text:style-name="T4"> – </text:span><text:span text:style-name="T10">Lasketaan kerättyjen tietojen perusteella, </text:span><text:span text:style-name="T11">ei tarvita omana käsitteenään.</text:span></text:p>
          </text:list-item>
          <text:list-item>
            <text:p text:style-name="P9"><text:span text:style-name="T3">A</text:span>lennus<text:span text:style-name="T4"> – </text:span><text:span text:style-name="T11">Alennusta myönnetään vakuutuksille, mutta se ei sovellu yksinään käsitteeksi.</text:span></text:p>
          </text:list-item>
          <text:list-item>
            <text:p text:style-name="P9"><text:span text:style-name="T3">M</text:span>ututuntuma<text:span text:style-name="T4"> – </text:span><text:span text:style-name="T12">Tämä tehtävä suoritetaan pääosin tätä käyttäen.</text:span></text:p>
          </text:list-item>
          <text:list-item>
            <text:p text:style-name="P10"><text:span text:style-name="T3">R</text:span>aportti<text:span text:style-name="T4"> – </text:span><text:span text:style-name="T12">Raportti kasataan järjestelmästä saaduista tiedoista, mutta se ei ole järjestelmän sisäinen käsite.</text:span></text:p>
          </text:list-item>
          <text:list-item>
            <text:p text:style-name="P10"><text:span text:style-name="T3">V</text:span>akuutussopimus<text:span text:style-name="T4"> </text:span><text:span text:style-name="T12">– Oletettavasti vain vakuutukset, joille on jo laadittu sopimus, tallennetaan tietojärjestelmään.</text:span></text:p>
          </text:list-item>
          <text:list-item>
            <text:p text:style-name="P8"><text:span text:style-name="T3">V</text:span>akuutustyyppi</text:p>
          </text:list-item>
          <text:list-item>
            <text:p text:style-name="P10"><text:span text:style-name="T3">K</text:span>ysyntä<text:span text:style-name="T4"> – </text:span><text:span text:style-name="T12">Selvitetään hyvin laadituilla tietokantakyselyillä.</text:span></text:p>
          </text:list-item>
          <text:list-item>
            <text:p text:style-name="P10"><text:span text:style-name="T3">K</text:span>annattavuus<text:span text:style-name="T4"> – </text:span><text:span text:style-name="T12">Selvitetään myös hyvin laadituilla tietokantakyselyillä.</text:span></text:p>
          </text:list-item>
          <text:list-item>
            <text:p text:style-name="P10"><text:span text:style-name="T3">T</text:span>ulot<text:span text:style-name="T4"> – </text:span><text:span text:style-name="T12">Selvitetään järjestelmälle esitetyillä kyselyillä.</text:span></text:p>
          </text:list-item>
          <text:list-item>
            <text:p text:style-name="P10"><text:span text:style-name="T3">M</text:span>enot<text:span text:style-name="T4"> – </text:span><text:span text:style-name="T12">Selvitetään järjestelmälle esitetyillä kyselyillä.</text:span></text:p>
          </text:list-item>
          <text:list-item>
            <text:p text:style-name="P10"><text:span text:style-name="T3">S</text:span>airaus<text:span text:style-name="T4"> – </text:span><text:span text:style-name="T12">Etenkin perinnölliset sairaudet ovat vain henkilöasiakkaiden mahdollisia attribuutteja.</text:span></text:p>
          </text:list-item>
          <text:list-item>
            <text:p text:style-name="P10"><text:span text:style-name="T3">A</text:span>mmatti<text:span text:style-name="T4"> – </text:span><text:span text:style-name="T13">Henkilöasiakkaan mahdollinen attribuutti.</text:span></text:p>
          </text:list-item>
        </text:list>
        <text:p text:style-name="P11"><text:span text:style-name="T4">Karsinnan jälkeen jäljellä ovat seuraavanlaiset käsitteet:</text:span></text:p>
        <text:list xml:id="list3943062165" text:style-name="L3">
          <text:list-item>
            <text:p text:style-name="P12">Vakuutus</text:p>
          </text:list-item>
          <text:list-item>
            <text:p text:style-name="P12">Asiakas</text:p>
          </text:list-item>
          <text:list-item>
            <text:p text:style-name="P12">Henkilöasiakas</text:p>
          </text:list-item>
          <text:list-item>
            <text:p text:style-name="P12">Yritysasiakas</text:p>
          </text:list-item>
          <text:list-item>
            <text:p text:style-name="P12">Korvaus</text:p>
          </text:list-item>
          <text:list-item>
            <text:p text:style-name="P12">Vakuutustyyppi</text:p>
          </text:list-item>
        </text:list>
        <text:p text:style-name="P1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Roman1" svg:font-family="'Nimbus Roman'" style:font-adornments="Bold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Nimbus Roman1" fo:font-family="'Nimbus Roman'" style:font-style-name="Bold" style:font-pitch="variable" fo:font-size="115%" fo:language="fi" fo:country="FI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 style:master-page-name="">
      <loext:graphic-properties draw:fill="none" draw:fill-color="#729fcf"/>
      <style:paragraph-properties fo:margin-left="0.3902in" fo:margin-right="0in" fo:margin-top="0in" fo:margin-bottom="0.1in" loext:contextual-spacing="false" fo:text-align="start" style:justify-single-word="false" fo:text-indent="-0.2in" style:auto-text-indent="false" style:page-number="auto" fo:background-color="transparent">
        <style:tab-stops/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22:50:36.378014675</meta:creation-date>
    <dc:date>2018-09-23T01:39:53.734877739</dc:date>
    <meta:editing-duration>PT55M49S</meta:editing-duration>
    <meta:editing-cycles>11</meta:editing-cycles>
    <meta:generator>LibreOffice/6.1.0.3$Linux_X86_64 LibreOffice_project/10$Build-3</meta:generator>
    <meta:document-statistic meta:table-count="0" meta:image-count="0" meta:object-count="0" meta:page-count="4" meta:paragraph-count="88" meta:word-count="404" meta:character-count="3524" meta:non-whitespace-character-count="3259"/>
  </office:meta>
</office:document-meta>
</file>